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5.3653in" table:align="left"/>
    </style:style>
    <style:style style:name="Table2.A" style:family="table-column">
      <style:table-column-properties style:column-width="5.3653in"/>
    </style:style>
    <style:style style:name="Table2.A1" style:family="table-cell">
      <style:table-cell-properties style:vertical-align="middle" fo:padding="0.0194in" fo:border="none"/>
    </style:style>
    <style:style style:name="Table3" style:family="table">
      <style:table-properties style:width="0.1174in" table:align="left"/>
    </style:style>
    <style:style style:name="Table3.A" style:family="table-column">
      <style:table-column-properties style:column-width="0.1174in"/>
    </style:style>
    <style:style style:name="Table3.A1" style:family="table-cell">
      <style:table-cell-properties style:vertical-align="middle" fo:padding="0.0194in" fo:border="none"/>
    </style:style>
    <style:style style:name="Table4" style:family="table">
      <style:table-properties style:width="6.1986in" table:align="left"/>
    </style:style>
    <style:style style:name="Table4.A" style:family="table-column">
      <style:table-column-properties style:column-width="6.1986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Quotations" style:list-style-name="L1">
      <style:paragraph-properties fo:margin-top="0in" fo:margin-bottom="0in" loext:contextual-spacing="false"/>
    </style:style>
    <style:style style:name="P4" style:family="paragraph" style:parent-style-name="List_20_Contents" style:list-style-name="L1">
      <style:paragraph-properties fo:margin-left="0.7874in" fo:margin-right="0.3937in" fo:margin-top="0in" fo:margin-bottom="0.1965in" loext:contextual-spacing="false" fo:text-indent="0in" style:auto-text-indent="false"/>
    </style:style>
    <style:style style:name="P5" style:family="paragraph" style:parent-style-name="List_20_Heading" style:list-style-name="L1">
      <style:paragraph-properties fo:margin-left="0.3937in" fo:margin-right="0.3937in" fo:margin-top="0in" fo:margin-bottom="0.1965in" loext:contextual-spacing="false" fo:text-indent="0in" style:auto-text-indent="false"/>
    </style:style>
    <style:style style:name="P6" style:family="paragraph" style:parent-style-name="Preformatted_20_Text">
      <style:paragraph-properties fo:margin-top="0in" fo:margin-bottom="0.1965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text:h>
      <text:p text:style-name="Text_20_body">This section covers the fundamentals of developing with <text:span text:style-name="Emphasis">librosa</text:span>, including a package overview, basic and advanced usage, and integration with the <text:span text:style-name="Emphasis">scikit-learn</text:span> package. We will assume basic familiarity with Python and NumPy/SciPy.</text:p>
      <text:section text:style-name="Sect1" text:name="overview">
        <text:h text:style-name="Heading_20_2" text:outline-level="2">Overview</text:h>
        <text:p text:style-name="Text_20_body">The <text:span text:style-name="Emphasis">librosa</text:span> package is structured as collection of submodules:</text:p>
        <text:list xml:id="list4033095537" text:style-name="L1">
          <text:list-item>
            <text:p text:style-name="P3">librosa</text:p>
            <text:list>
              <text:list-item>
                <text:p text:style-name="P5"><text:a xlink:type="simple" xlink:href="https://librosa.github.io/librosa/beat.html#beat" text:style-name="Internet_20_link" text:visited-style-name="Visited_20_Internet_20_Link">librosa.beat</text:a> </text:p>
                <text:p text:style-name="P4">Functions for estimating tempo and detecting beat events. </text:p>
              </text:list-item>
              <text:list-item>
                <text:p text:style-name="P5"><text:a xlink:type="simple" xlink:href="https://librosa.github.io/librosa/core.html#core" text:style-name="Internet_20_link" text:visited-style-name="Visited_20_Internet_20_Link">librosa.core</text:a> </text:p>
                <text:p text:style-name="P4">Core functionality includes functions to load audio from disk, compute various spectrogram representations, and a variety of commonly used tools for music analysis. For convenience, all functionality in this submodule is directly accessible from the top-level <text:span text:style-name="Source_20_Text">librosa.*</text:span> namespace. </text:p>
              </text:list-item>
              <text:list-item>
                <text:p text:style-name="P5"><text:a xlink:type="simple" xlink:href="https://librosa.github.io/librosa/decompose.html#decompose" text:style-name="Internet_20_link" text:visited-style-name="Visited_20_Internet_20_Link">librosa.decompose</text:a> </text:p>
                <text:p text:style-name="P4">Functions for harmonic-percussive source separation (HPSS) and generic spectrogram decomposition using matrix decomposition methods implemented in <text:span text:style-name="Emphasis">scikit-learn</text:span>. </text:p>
              </text:list-item>
              <text:list-item>
                <text:p text:style-name="P5"><text:a xlink:type="simple" xlink:href="https://librosa.github.io/librosa/display.html#display" text:style-name="Internet_20_link" text:visited-style-name="Visited_20_Internet_20_Link">librosa.display</text:a> </text:p>
                <text:p text:style-name="P4">Visualization and display routines using <text:span text:style-name="Source_20_Text">matplotlib</text:span>. </text:p>
              </text:list-item>
              <text:list-item>
                <text:p text:style-name="P5"><text:a xlink:type="simple" xlink:href="https://librosa.github.io/librosa/effects.html#effects" text:style-name="Internet_20_link" text:visited-style-name="Visited_20_Internet_20_Link">librosa.effects</text:a> </text:p>
                <text:p text:style-name="P4">Time-domain audio processing, such as pitch shifting and time stretching. This submodule also provides time-domain wrappers for the <text:span text:style-name="Emphasis">decompose</text:span> submodule. </text:p>
              </text:list-item>
              <text:list-item>
                <text:p text:style-name="P5"><text:a xlink:type="simple" xlink:href="https://librosa.github.io/librosa/feature.html#feature" text:style-name="Internet_20_link" text:visited-style-name="Visited_20_Internet_20_Link">librosa.feature</text:a> </text:p>
                <text:p text:style-name="P4">Feature extraction and manipulation. This includes low-level feature extraction, such as chromagrams, pseudo-constant-Q (log-frequency) transforms, Mel spectrogram, MFCC, and tuning estimation. Also provided are feature manipulation methods, such as delta features, memory embedding, and event-synchronous feature alignment. </text:p>
              </text:list-item>
              <text:list-item>
                <text:p text:style-name="P5"><text:a xlink:type="simple" xlink:href="https://librosa.github.io/librosa/filters.html#filters" text:style-name="Internet_20_link" text:visited-style-name="Visited_20_Internet_20_Link">librosa.filters</text:a> </text:p>
                <text:p text:style-name="P4"><text:soft-page-break/>Filter-bank generation (chroma, pseudo-CQT, CQT, etc.). These are primarily internal functions used by other parts of <text:span text:style-name="Emphasis">librosa</text:span>. </text:p>
              </text:list-item>
              <text:list-item>
                <text:p text:style-name="P5"><text:a xlink:type="simple" xlink:href="https://librosa.github.io/librosa/onset.html#onset" text:style-name="Internet_20_link" text:visited-style-name="Visited_20_Internet_20_Link">librosa.onset</text:a> </text:p>
                <text:p text:style-name="P4">Onset detection and onset strength computation. </text:p>
              </text:list-item>
              <text:list-item>
                <text:p text:style-name="P5"><text:a xlink:type="simple" xlink:href="https://librosa.github.io/librosa/output.html#output" text:style-name="Internet_20_link" text:visited-style-name="Visited_20_Internet_20_Link">librosa.output</text:a> </text:p>
                <text:p text:style-name="P4">Text- and wav-file output. <text:span text:style-name="Emphasis">(Deprecated)</text:span> </text:p>
              </text:list-item>
              <text:list-item>
                <text:p text:style-name="P5"><text:a xlink:type="simple" xlink:href="https://librosa.github.io/librosa/segment.html#segment" text:style-name="Internet_20_link" text:visited-style-name="Visited_20_Internet_20_Link">librosa.segment</text:a> </text:p>
                <text:p text:style-name="P4">Functions useful for structural segmentation, such as recurrence matrix construction, time-lag representation, and sequentially constrained clustering. </text:p>
              </text:list-item>
              <text:list-item>
                <text:p text:style-name="P5"><text:a xlink:type="simple" xlink:href="https://librosa.github.io/librosa/sequence.html#sequence" text:style-name="Internet_20_link" text:visited-style-name="Visited_20_Internet_20_Link">librosa.sequence</text:a> </text:p>
                <text:p text:style-name="P4">Functions for sequential modeling. Various forms of Viterbi decoding, and helper functions for constructing transition matrices. </text:p>
              </text:list-item>
              <text:list-item>
                <text:p text:style-name="P5"><text:a xlink:type="simple" xlink:href="https://librosa.github.io/librosa/util.html#util" text:style-name="Internet_20_link" text:visited-style-name="Visited_20_Internet_20_Link">librosa.util</text:a> </text:p>
                <text:p text:style-name="P4">Helper utilities (normalization, padding, centering, etc.) </text:p>
              </text:list-item>
            </text:list>
          </text:list-item>
        </text:list>
      </text:section>
      <text:section text:style-name="Sect1" text:name="quickstart">
        <text:h text:style-name="Heading_20_2" text:outline-level="2"><text:bookmark text:name="id1"/>Quickstart</text:h>
        <text:p text:style-name="Text_20_body">Before diving into the details, we’ll walk through a brief example program</text:p>
        <table:table table:name="Table1" table:style-name="Table1">
          <table:table-column table:style-name="Table1.A"/>
          <table:table-row>
            <table:table-cell table:style-name="Table1.A1" office:value-type="string">
              <text:p text:style-name="P2"/>
            </table:table-cell>
          </table:table-row>
        </table:table>
      </text:section>
      <text:section text:style-name="Sect1" text:name="Section1">
        <text:p text:style-name="P1"><text:bookmark text:name="quickstart"/></text:p>
        <table:table table:name="Table2" table:style-name="Table2">
          <table:table-column table:style-name="Table2.A"/>
          <table:table-row>
            <table:table-cell table:style-name="Table2.A1" office:value-type="string">
              <text:p text:style-name="Preformatted_20_Text"># Beat tracking example</text:p>
              <text:p text:style-name="Preformatted_20_Text">from __future__ import print_function</text:p>
              <text:p text:style-name="Preformatted_20_Text">import librosa</text:p>
              <text:p text:style-name="Preformatted_20_Text"/>
              <text:p text:style-name="Preformatted_20_Text"># 1. Get the file path to the included audio example</text:p>
              <text:p text:style-name="Preformatted_20_Text">filename = librosa.util.example_audio_file()</text:p>
              <text:p text:style-name="Preformatted_20_Text"/>
              <text:p text:style-name="Preformatted_20_Text"># 2. Load the audio as a waveform `y`</text:p>
              <text:p text:style-name="Preformatted_20_Text"># <text:s text:c="3"/>Store the sampling rate as `sr`</text:p>
              <text:p text:style-name="Preformatted_20_Text">y, sr = librosa.load(filename)</text:p>
              <text:p text:style-name="Preformatted_20_Text"/>
              <text:p text:style-name="Preformatted_20_Text"># 3. Run the default beat tracker</text:p>
              <text:p text:style-name="Preformatted_20_Text">tempo, beat_frames = librosa.beat.beat_track(y=y, sr=sr)</text:p>
              <text:p text:style-name="Preformatted_20_Text"/>
              <text:p text:style-name="Preformatted_20_Text">print('Estimated tempo: {:.2f} beats per minute'.format(tempo))</text:p>
              <text:p text:style-name="Preformatted_20_Text"/>
              <text:p text:style-name="Preformatted_20_Text"># 4. Convert the frame indices of beat events into timestamps</text:p>
              <text:p text:style-name="P6">beat_times = librosa.frames_to_time(beat_frames, sr=sr)</text:p>
            </table:table-cell>
          </table:table-row>
        </table:table>
        <text:p text:style-name="Text_20_body">The first step of the program:</text:p>
        <text:p text:style-name="P6">filename = librosa.util.example_audio_file()</text:p>
        <text:p text:style-name="Text_20_body"><text:soft-page-break/>gets the path to the audio example file included with <text:span text:style-name="Emphasis">librosa</text:span>. After this step, <text:span text:style-name="Source_20_Text">filename</text:span> will be a string variable containing the path to the example audio file. The example is encoded in OGG Vorbis format, so you will need the appropriate codec installed for <text:a xlink:type="simple" xlink:href="https://github.com/sampsyo/audioread" text:style-name="Internet_20_link" text:visited-style-name="Visited_20_Internet_20_Link">audioread</text:a>.</text:p>
        <text:p text:style-name="Text_20_body">The second step:</text:p>
        <text:p text:style-name="P6">y, sr = librosa.load(filename)</text:p>
        <text:p text:style-name="Text_20_body">loads and decodes the audio as a <text:a xlink:type="simple" xlink:href="https://librosa.github.io/librosa/glossary.html#term-time-series" text:style-name="Internet_20_link" text:visited-style-name="Visited_20_Internet_20_Link">time series</text:a> <text:span text:style-name="Source_20_Text">y</text:span>, represented as a one-dimensional NumPy floating point array. The variable <text:span text:style-name="Source_20_Text">sr</text:span> contains the <text:a xlink:type="simple" xlink:href="https://librosa.github.io/librosa/glossary.html#term-sampling-rate" text:style-name="Internet_20_link" text:visited-style-name="Visited_20_Internet_20_Link">sampling rate</text:a> of <text:span text:style-name="Source_20_Text">y</text:span>, that is, the number of samples per second of audio. By default, all audio is mixed to mono and resampled to 22050 Hz at load time. This behavior can be overridden by supplying additional arguments to <text:span text:style-name="Source_20_Text">librosa.load()</text:span>.</text:p>
        <text:p text:style-name="Text_20_body">Next, we run the beat tracker:</text:p>
        <text:p text:style-name="P6">tempo, beat_frames = librosa.beat.beat_track(y=y, sr=sr)</text:p>
        <text:p text:style-name="Text_20_body">The output of the beat tracker is an estimate of the tempo (in beats per minute), and an array of frame numbers corresponding to detected beat events.</text:p>
        <text:p text:style-name="Text_20_body"><text:a xlink:type="simple" xlink:href="https://librosa.github.io/librosa/glossary.html#term-frame" text:style-name="Internet_20_link" text:visited-style-name="Visited_20_Internet_20_Link">Frames</text:a> here correspond to short windows of the signal (<text:span text:style-name="Source_20_Text">y</text:span>), each separated by <text:span text:style-name="Source_20_Text">hop_length = 512</text:span> samples. Since v0.3, <text:span text:style-name="Emphasis">librosa</text:span> uses centered frames, so that the <text:span text:style-name="Emphasis">k</text:span>th frame is centered around sample <text:span text:style-name="Source_20_Text">k * hop_length</text:span>.</text:p>
        <text:p text:style-name="Text_20_body">The next operation converts the frame numbers <text:span text:style-name="Source_20_Text">beat_frames</text:span> into timings:</text:p>
        <text:p text:style-name="P6">beat_times = librosa.frames_to_time(beat_frames, sr=sr)</text:p>
        <text:p text:style-name="Text_20_body">Now, <text:span text:style-name="Source_20_Text">beat_times</text:span> will be an array of timestamps (in seconds) corresponding to detected beat events.</text:p>
        <text:p text:style-name="Text_20_body">The contents of <text:span text:style-name="Source_20_Text">beat_times</text:span> should look something like this:</text:p>
        <text:p text:style-name="Preformatted_20_Text">7.43</text:p>
        <text:p text:style-name="Preformatted_20_Text">8.29</text:p>
        <text:p text:style-name="Preformatted_20_Text">9.218</text:p>
        <text:p text:style-name="Preformatted_20_Text">10.124</text:p>
        <text:p text:style-name="P6">...</text:p>
      </text:section>
      <text:section text:style-name="Sect1" text:name="advanced-usage">
        <text:h text:style-name="Heading_20_2" text:outline-level="2">Advanced usage</text:h>
        <text:p text:style-name="Text_20_body">Here we’ll cover a more advanced example, integrating harmonic-percussive separation, multiple spectral features, and beat-synchronous feature aggregation.</text:p>
        <table:table table:name="Table3" table:style-name="Table3">
          <table:table-column table:style-name="Table3.A"/>
          <table:table-row>
            <table:table-cell table:style-name="Table3.A1" office:value-type="string">
              <text:p text:style-name="P2"/>
            </table:table-cell>
          </table:table-row>
        </table:table>
      </text:section>
      <text:section text:style-name="Sect1" text:name="Section2">
        <text:p text:style-name="P1"><text:bookmark text:name="advanced-usage"/></text:p>
        <table:table table:name="Table4" table:style-name="Table4">
          <table:table-column table:style-name="Table4.A"/>
          <table:table-row>
            <table:table-cell table:style-name="Table4.A1" office:value-type="string">
              <text:p text:style-name="Preformatted_20_Text"># Feature extraction example</text:p>
              <text:p text:style-name="Preformatted_20_Text">import numpy as np</text:p>
              <text:p text:style-name="Preformatted_20_Text">import librosa</text:p>
              <text:p text:style-name="Preformatted_20_Text"/>
              <text:p text:style-name="Preformatted_20_Text"># Load the example clip</text:p>
              <text:p text:style-name="Preformatted_20_Text">y, sr = librosa.load(librosa.util.example_audio_file())</text:p>
              <text:p text:style-name="Preformatted_20_Text"/>
              <text:p text:style-name="Preformatted_20_Text"># Set the hop length; at 22050 Hz, 512 samples ~= 23ms</text:p>
              <text:p text:style-name="Preformatted_20_Text">hop_length = 512</text:p>
              <text:p text:style-name="Preformatted_20_Text"/>
              <text:p text:style-name="Preformatted_20_Text"># Separate harmonics and percussives into two waveforms</text:p>
              <text:p text:style-name="Preformatted_20_Text"><text:soft-page-break/>y_harmonic, y_percussive = librosa.effects.hpss(y)</text:p>
              <text:p text:style-name="Preformatted_20_Text"/>
              <text:p text:style-name="Preformatted_20_Text"># Beat track on the percussive signal</text:p>
              <text:p text:style-name="Preformatted_20_Text">tempo, beat_frames = librosa.beat.beat_track(y=y_percussive,</text:p>
              <text:p text:style-name="Preformatted_20_Text"><text:s text:c="45"/>sr=sr)</text:p>
              <text:p text:style-name="Preformatted_20_Text"/>
              <text:p text:style-name="Preformatted_20_Text"># Compute MFCC features from the raw signal</text:p>
              <text:p text:style-name="Preformatted_20_Text">mfcc = librosa.feature.mfcc(y=y, sr=sr, hop_length=hop_length, n_mfcc=13)</text:p>
              <text:p text:style-name="Preformatted_20_Text"/>
              <text:p text:style-name="Preformatted_20_Text"># And the first-order differences (delta features)</text:p>
              <text:p text:style-name="Preformatted_20_Text">mfcc_delta = librosa.feature.delta(mfcc)</text:p>
              <text:p text:style-name="Preformatted_20_Text"/>
              <text:p text:style-name="Preformatted_20_Text"># Stack and synchronize between beat events</text:p>
              <text:p text:style-name="Preformatted_20_Text"># This time, we'll use the mean value (default) instead of median</text:p>
              <text:p text:style-name="Preformatted_20_Text">beat_mfcc_delta = librosa.util.sync(np.vstack([mfcc, mfcc_delta]),</text:p>
              <text:p text:style-name="Preformatted_20_Text"><text:s text:c="36"/>beat_frames)</text:p>
              <text:p text:style-name="Preformatted_20_Text"/>
              <text:p text:style-name="Preformatted_20_Text"># Compute chroma features from the harmonic signal</text:p>
              <text:p text:style-name="Preformatted_20_Text">chromagram = librosa.feature.chroma_cqt(y=y_harmonic,</text:p>
              <text:p text:style-name="Preformatted_20_Text"><text:s text:c="40"/>sr=sr)</text:p>
              <text:p text:style-name="Preformatted_20_Text"/>
              <text:p text:style-name="Preformatted_20_Text"># Aggregate chroma features between beat events</text:p>
              <text:p text:style-name="Preformatted_20_Text"># We'll use the median value of each feature between beat frames</text:p>
              <text:p text:style-name="Preformatted_20_Text">beat_chroma = librosa.util.sync(chromagram,</text:p>
              <text:p text:style-name="Preformatted_20_Text"><text:s text:c="32"/>beat_frames,</text:p>
              <text:p text:style-name="Preformatted_20_Text"><text:s text:c="32"/>aggregate=np.median)</text:p>
              <text:p text:style-name="Preformatted_20_Text"/>
              <text:p text:style-name="Preformatted_20_Text"># Finally, stack all beat-synchronous features together</text:p>
              <text:p text:style-name="P6">beat_features = np.vstack([beat_chroma, beat_mfcc_delta])</text:p>
            </table:table-cell>
          </table:table-row>
        </table:table>
        <text:p text:style-name="Text_20_body">This example builds on tools we’ve already covered in the <text:a xlink:type="simple" xlink:href="https://librosa.github.io/librosa/tutorial.html#quickstart" text:style-name="Internet_20_link" text:visited-style-name="Visited_20_Internet_20_Link">quickstart example</text:a>, so here we’ll focus just on the new parts.</text:p>
        <text:p text:style-name="Text_20_body">The first difference is the use of the <text:a xlink:type="simple" xlink:href="https://librosa.github.io/librosa/effects.html#effects" text:style-name="Internet_20_link" text:visited-style-name="Visited_20_Internet_20_Link">effects module</text:a> for time-series harmonic-percussive separation:</text:p>
        <text:p text:style-name="P6">y_harmonic, y_percussive = librosa.effects.hpss(y)</text:p>
        <text:p text:style-name="Text_20_body">The result of this line is that the time series <text:span text:style-name="Source_20_Text">y</text:span> has been separated into two time series, containing the harmonic (tonal) and percussive (transient) portions of the signal. Each of <text:span text:style-name="Source_20_Text">y_harmonic</text:span> and <text:span text:style-name="Source_20_Text">y_percussive</text:span> have the same shape and duration as <text:span text:style-name="Source_20_Text">y</text:span>.</text:p>
        <text:p text:style-name="Text_20_body">The motivation for this kind of operation is two-fold: first, percussive elements tend to be stronger indicators of rhythmic content, and can help provide more stable beat tracking results; second, percussive elements can pollute tonal feature representations (such as chroma) by contributing energy across all frequency bands, so we’d be better off without them.</text:p>
        <text:p text:style-name="Text_20_body">Next, we introduce the <text:a xlink:type="simple" xlink:href="https://librosa.github.io/librosa/feature.html#feature" text:style-name="Internet_20_link" text:visited-style-name="Visited_20_Internet_20_Link">feature module</text:a> and extract the Mel-frequency cepstral coefficients from the raw signal <text:span text:style-name="Source_20_Text">y</text:span>:</text:p>
        <text:p text:style-name="P6">mfcc = librosa.feature.mfcc(y=y, sr=sr, hop_length=hop_length, n_mfcc=13)</text:p>
        <text:p text:style-name="Text_20_body">The output of this function is the matrix <text:span text:style-name="Source_20_Text">mfcc</text:span>, which is an <text:span text:style-name="Emphasis">numpy.ndarray</text:span> of size <text:span text:style-name="Source_20_Text">(n_mfcc, T)</text:span> (where <text:span text:style-name="Source_20_Text">T</text:span> denotes the track duration in frames). Note that we use the same <text:span text:style-name="Source_20_Text">hop_length</text:span> here as in the beat tracker, so the detected <text:span text:style-name="Source_20_Text">beat_frames</text:span> values correspond to columns of <text:span text:style-name="Source_20_Text">mfcc</text:span>.</text:p>
        <text:p text:style-name="Text_20_body">The first type of feature manipulation we introduce is <text:span text:style-name="Source_20_Text">delta</text:span>, which computes (smoothed) first-order differences among columns of its input:</text:p>
        <text:p text:style-name="P6"><text:soft-page-break/>mfcc_delta = librosa.feature.delta(mfcc)</text:p>
        <text:p text:style-name="Text_20_body">The resulting matrix <text:span text:style-name="Source_20_Text">mfcc_delta</text:span> has the same shape as the input <text:span text:style-name="Source_20_Text">mfcc</text:span>.</text:p>
        <text:p text:style-name="Text_20_body">The second type of feature manipulation is <text:span text:style-name="Source_20_Text">sync</text:span>, which aggregates columns of its input between sample indices (e.g., beat frames):</text:p>
        <text:p text:style-name="Preformatted_20_Text">beat_mfcc_delta = librosa.util.sync(np.vstack([mfcc, mfcc_delta]),</text:p>
        <text:p text:style-name="P6"><text:s text:c="36"/>beat_frames)</text:p>
        <text:p text:style-name="Text_20_body">Here, we’ve vertically stacked the <text:span text:style-name="Source_20_Text">mfcc</text:span> and <text:span text:style-name="Source_20_Text">mfcc_delta</text:span> matrices together. The result of this operation is a matrix <text:span text:style-name="Source_20_Text">beat_mfcc_delta</text:span> with the same number of rows as its input, but the number of columns depends on <text:span text:style-name="Source_20_Text">beat_frames</text:span>. Each column <text:span text:style-name="Source_20_Text">beat_mfcc_delta[:, k]</text:span> will be the <text:span text:style-name="Emphasis">average</text:span> of input columns between <text:span text:style-name="Source_20_Text">beat_frames[k]</text:span> and <text:span text:style-name="Source_20_Text">beat_frames[k+1]</text:span>. (<text:span text:style-name="Source_20_Text">beat_frames</text:span> will be expanded to span the full range <text:span text:style-name="Source_20_Text">[0, T]</text:span> so that all data is accounted for.)</text:p>
        <text:p text:style-name="Text_20_body">Next, we compute a chromagram using just the harmonic component:</text:p>
        <text:p text:style-name="Preformatted_20_Text">chromagram = librosa.feature.chroma_cqt(y=y_harmonic,</text:p>
        <text:p text:style-name="P6"><text:s text:c="40"/>sr=sr)</text:p>
        <text:p text:style-name="Text_20_body">After this line, <text:span text:style-name="Source_20_Text">chromagram</text:span> will be a <text:span text:style-name="Emphasis">numpy.ndarray</text:span> of size <text:span text:style-name="Source_20_Text">(12, T)</text:span>, and each row corresponds to a pitch class (e.g., <text:span text:style-name="Emphasis">C</text:span>, <text:span text:style-name="Emphasis">C#</text:span>, etc.). Each column of <text:span text:style-name="Source_20_Text">chromagram</text:span> is normalized by its peak value, though this behavior can be overridden by setting the <text:span text:style-name="Source_20_Text">norm</text:span> parameter.</text:p>
        <text:p text:style-name="Text_20_body">Once we have the chromagram and list of beat frames, we again synchronize the chroma between beat events:</text:p>
        <text:p text:style-name="Preformatted_20_Text">beat_chroma = librosa.util.sync(chromagram,</text:p>
        <text:p text:style-name="Preformatted_20_Text"><text:s text:c="32"/>beat_frames,</text:p>
        <text:p text:style-name="P6"><text:s text:c="32"/>aggregate=np.median)</text:p>
        <text:p text:style-name="Text_20_body">This time, we’ve replaced the default aggregate operation (<text:span text:style-name="Emphasis">average</text:span>, as used above for MFCCs) with the <text:span text:style-name="Emphasis">median</text:span>. In general, any statistical summarization function can be supplied here, including <text:span text:style-name="Emphasis">np.max()</text:span>, <text:span text:style-name="Emphasis">np.min()</text:span>, <text:span text:style-name="Emphasis">np.std()</text:span>, etc.</text:p>
        <text:p text:style-name="Text_20_body">Finally, the all features are vertically stacked again:</text:p>
        <text:p text:style-name="P6">beat_features = np.vstack([beat_chroma, beat_mfcc_delta])</text:p>
        <text:p text:style-name="Text_20_body">resulting in a feature matrix <text:span text:style-name="Source_20_Text">beat_features</text:span> of dimension <text:span text:style-name="Source_20_Text">(12 + 13 + 13, # beat intervals)</text:span>.</text:p>
      </text:section>
      <text:section text:style-name="Sect1" text:name="more-examples">
        <text:h text:style-name="Heading_20_2" text:outline-level="2">More examples</text:h>
        <text:p text:style-name="Text_20_body">More example scripts are provided in the <text:a xlink:type="simple" xlink:href="https://librosa.github.io/librosa/advanced.html#advanced" text:style-name="Internet_20_link" text:visited-style-name="Visited_20_Internet_20_Link">advanced examples</text:a> sectio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1:05:39.545498561</meta:creation-date>
    <dc:date>2019-11-29T11:23:37.761468019</dc:date>
    <meta:editing-duration>PT7M48S</meta:editing-duration>
    <meta:editing-cycles>1</meta:editing-cycles>
    <meta:document-statistic meta:table-count="4" meta:image-count="0" meta:object-count="0" meta:page-count="5" meta:paragraph-count="124" meta:word-count="1266" meta:character-count="9257" meta:non-whitespace-character-count="7788"/>
    <meta:generator>LibreOffice/6.0.7.3$Linux_X86_64 LibreOffice_project/00m0$Build-3</meta:generator>
  </office:meta>
</office:document-meta>
</file>